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" style:parent-style-name="Normal" style:family="paragraph">
      <style:paragraph-properties fo:margin-top="0.1666in" fo:margin-bottom="0.1666in"/>
    </style:style>
    <style:style style:name="T3" style:parent-style-name="DefaultParagraphFont" style:family="text">
      <style:text-properties style:font-name="Times New Roman" style:font-name-asian="Times New Roman" style:font-name-complex="Times New Roman"/>
    </style:style>
    <style:style style:name="T4" style:parent-style-name="DefaultParagraphFont" style:family="text">
      <style:text-properties style:font-name="Times New Roman" style:font-name-asian="Times New Roman" style:font-name-complex="Times New Roman"/>
    </style:style>
    <style:style style:name="T5" style:parent-style-name="DefaultParagraphFont" style:family="text">
      <style:text-properties style:font-name="Times New Roman" style:font-name-asian="Times New Roman" style:font-name-complex="Times New Roman"/>
    </style:style>
    <style:style style:name="T6" style:parent-style-name="DefaultParagraphFont" style:family="text">
      <style:text-properties style:font-name="Times New Roman" style:font-name-asian="Times New Roman" style:font-name-complex="Times New Roman"/>
    </style:style>
    <style:style style:name="T7" style:parent-style-name="DefaultParagraphFont" style:family="text">
      <style:text-properties style:font-name="Times New Roman" style:font-name-asian="Times New Roman" style:font-name-complex="Times New Roman"/>
    </style:style>
    <style:style style:name="T8" style:parent-style-name="DefaultParagraphFont" style:family="text">
      <style:text-properties style:font-name="Times New Roman" style:font-name-asian="Times New Roman" style:font-name-complex="Times New Roman"/>
    </style:style>
    <style:style style:name="T9" style:parent-style-name="DefaultParagraphFont" style:family="text">
      <style:text-properties style:font-name="Times New Roman" style:font-name-asian="Times New Roman" style:font-name-complex="Times New Roman"/>
    </style:style>
    <style:style style:name="T10" style:parent-style-name="DefaultParagraphFont" style:family="text">
      <style:text-properties style:font-name="Times New Roman" style:font-name-asian="Times New Roman" style:font-name-complex="Times New Roman"/>
    </style:style>
    <style:style style:name="T11" style:parent-style-name="DefaultParagraphFont" style:family="text">
      <style:text-properties style:font-name="Times New Roman" style:font-name-asian="Times New Roman" style:font-name-complex="Times New Roman"/>
    </style:style>
    <style:style style:name="T12" style:parent-style-name="DefaultParagraphFont" style:family="text">
      <style:text-properties style:font-name="system-ui" style:font-name-asian="system-ui" style:font-name-complex="system-ui" fo:font-size="10.5pt" style:font-size-asian="10.5pt" style:font-size-complex="10.5pt"/>
    </style:style>
    <style:style style:name="T13" style:parent-style-name="DefaultParagraphFont" style:family="text">
      <style:text-properties style:font-name="Times New Roman" style:font-name-asian="Times New Roman" style:font-name-complex="Times New Roman"/>
    </style:style>
    <style:style style:name="T14" style:parent-style-name="DefaultParagraphFont" style:family="text">
      <style:text-properties style:font-name="Times New Roman" style:font-name-asian="Times New Roman" style:font-name-complex="Times New Roman"/>
    </style:style>
    <style:style style:name="T15" style:parent-style-name="DefaultParagraphFont" style:family="text">
      <style:text-properties style:font-name="Times New Roman" style:font-name-asian="Times New Roman" style:font-name-complex="Times New Roman"/>
    </style:style>
    <style:style style:name="P16" style:parent-style-name="Normal" style:family="paragraph">
      <style:text-properties style:font-name="Times New Roman" style:font-name-asian="Times New Roman" style:font-name-complex="Times New Roman"/>
    </style:style>
    <style:style style:name="P17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9" style:parent-style-name="Normal" style:family="paragraph">
      <style:text-properties style:font-name="Times New Roman" style:font-name-asian="Times New Roman" style:font-name-complex="Times New Roman"/>
    </style:style>
    <style:style style:name="P20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1" style:parent-style-name="ListParagraph" style:list-style-name="LFO6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2" style:parent-style-name="ListParagraph" style:list-style-name="LFO6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3" style:parent-style-name="ListParagraph" style:list-style-name="LFO6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4" style:parent-style-name="ListParagraph" style:list-style-name="LFO6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5" style:parent-style-name="ListParagraph" style:list-style-name="LFO6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6" style:parent-style-name="ListParagraph" style:list-style-name="LFO6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7" style:parent-style-name="ListParagraph" style:list-style-name="LFO6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8" style:parent-style-name="Normal" style:family="paragraph">
      <style:text-properties style:font-name="Times New Roman" style:font-name-asian="Times New Roman" style:font-name-complex="Times New Roman"/>
    </style:style>
    <style:style style:name="P29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0" style:parent-style-name="Normal" style:family="paragraph">
      <style:paragraph-properties fo:margin-top="0.1666in" fo:margin-bottom="0.1666in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 style:font-name-asian="Times New Roman" style:font-name-complex="Times New Roman"/>
    </style:style>
    <style:style style:name="T33" style:parent-style-name="Hyperlink" style:family="text">
      <style:text-properties style:font-name="Times New Roman" style:font-name-asian="Times New Roman" style:font-name-complex="Times New Roman"/>
    </style:style>
    <style:style style:name="P34" style:parent-style-name="Normal" style:family="paragraph">
      <style:paragraph-properties fo:margin-top="0.1666in" fo:margin-bottom="0.1666in"/>
    </style:style>
    <style:style style:name="T35" style:parent-style-name="DefaultParagraphFont" style:family="text">
      <style:text-properties style:font-name="Times New Roman" style:font-name-asian="Times New Roman" style:font-name-complex="Times New Roman"/>
    </style:style>
    <style:style style:name="T3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37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38" style:parent-style-name="Normal" style:family="paragraph">
      <style:paragraph-properties fo:margin-top="0.1666in" fo:margin-bottom="0.1666in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" style:parent-style-name="DefaultParagraphFont" style:family="text">
      <style:text-properties style:font-name="Times New Roman" style:font-name-asian="Times New Roman" style:font-name-complex="Times New Roman"/>
    </style:style>
    <style:style style:name="P41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42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43" style:parent-style-name="Normal" style:family="paragraph">
      <style:paragraph-properties fo:margin-top="0.1666in" fo:margin-bottom="0.1666in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5" style:parent-style-name="DefaultParagraphFont" style:family="text">
      <style:text-properties style:font-name="Times New Roman" style:font-name-asian="Times New Roman" style:font-name-complex="Times New Roman"/>
    </style:style>
    <style:style style:name="P46" style:parent-style-name="Normal" style:family="paragraph">
      <style:paragraph-properties fo:margin-top="0.1666in" fo:margin-bottom="0.1666in"/>
    </style:style>
    <style:style style:name="T47" style:parent-style-name="DefaultParagraphFont" style:family="text">
      <style:text-properties style:font-name="Times New Roman" style:font-name-asian="Times New Roman" style:font-name-complex="Times New Roman"/>
    </style:style>
    <style:style style:name="T4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4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5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5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52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53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P54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55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56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57" style:parent-style-name="Normal" style:family="paragraph">
      <style:text-properties style:font-name="Times New Roman" style:font-name-asian="Times New Roman" style:font-name-complex="Times New Roman"/>
    </style:style>
    <style:style style:name="P58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9" style:parent-style-name="Normal" style:family="paragraph">
      <style:text-properties style:font-name="Times New Roman" style:font-name-asian="Times New Roman" style:font-name-complex="Times New Roman"/>
    </style:style>
    <style:style style:name="P60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1" style:parent-style-name="Normal" style:family="paragraph">
      <style:paragraph-properties fo:margin-top="0.1666in" fo:margin-bottom="0.1666in"/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" style:parent-style-name="DefaultParagraphFont" style:family="text">
      <style:text-properties style:font-name="Times New Roman" style:font-name-asian="Times New Roman" style:font-name-complex="Times New Roman"/>
    </style:style>
    <style:style style:name="P64" style:parent-style-name="Normal" style:family="paragraph">
      <style:paragraph-properties fo:margin-top="0.1666in" fo:margin-bottom="0.1666in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T6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6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" style:parent-style-name="DefaultParagraphFont" style:family="text">
      <style:text-properties style:font-name="Times New Roman" style:font-name-asian="Times New Roman" style:font-name-complex="Times New Roman"/>
    </style:style>
    <style:style style:name="P71" style:parent-style-name="Normal" style:family="paragraph">
      <style:paragraph-properties fo:margin-top="0.1666in" fo:margin-bottom="0.1666in"/>
    </style:style>
    <style:style style:name="T72" style:parent-style-name="DefaultParagraphFont" style:family="text">
      <style:text-properties style:font-name="Times New Roman" style:font-name-asian="Times New Roman" style:font-name-complex="Times New Roman"/>
    </style:style>
    <style:style style:name="T7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7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75" style:parent-style-name="ListParagraph" style:list-style-name="LFO3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76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7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78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79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80" style:parent-style-name="Normal" style:family="paragraph">
      <style:text-properties style:font-name="Times New Roman" style:font-name-asian="Times New Roman" style:font-name-complex="Times New Roman"/>
    </style:style>
    <style:style style:name="P81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2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3" style:parent-style-name="ListParagraph" style:list-style-name="LFO1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84" style:parent-style-name="ListParagraph" style:list-style-name="LFO1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85" style:parent-style-name="Normal" style:family="paragraph">
      <style:text-properties style:font-name="Times New Roman" style:font-name-asian="Times New Roman" style:font-name-complex="Times New Roman"/>
    </style:style>
    <style:style style:name="P86" style:parent-style-name="Normal" style:family="paragraph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Bakari Isaac Juma</text:p>
      <text:p text:style-name="P2"><text:span text:style-name="T3"><text:s/>+254 7</text:span><text:span text:style-name="T4">05493891</text:span><text:span text:style-name="T5">|<text:s/></text:span><text:span text:style-name="T6">jumaisaq</text:span><text:span text:style-name="T7">@</text:span><text:span text:style-name="T8">g</text:span><text:span text:style-name="T9">ma</text:span><text:span text:style-name="T10">il.com</text:span><text:span text:style-name="T11"><text:s/>|<text:s/></text:span><text:span text:style-name="T12">www.linkedin.com/in/bakari-juma1</text:span><text:span text:style-name="T13"><text:s/>|<text:s/></text:span><text:span text:style-name="T14">https://github.com/BakariJuma1</text:span><text:span text:style-name="T15">| Kenya</text:span></text:p>
      <text:p text:style-name="P16"/>
      <text:h text:style-name="P17" text:outline-level="3">SUMMARY</text:h>
      <text:p text:style-name="P18">Passionate Junior Developer and software engineering student at Moringa School with a solid foundation in web development. Skilled in building responsive and dynamic web applications using HTML, CSS, JavaScript, and React. Eager to contribute to real-world projects and continuously learn in a collaborative environment.</text:p>
      <text:p text:style-name="P19"/>
      <text:h text:style-name="P20" text:outline-level="3">SKILLS</text:h>
      <text:list text:style-name="LFO6" text:continue-numbering="true">
        <text:list-item>
          <text:p text:style-name="P21">HTML, CSS, JavaScript, React</text:p>
        </text:list-item>
        <text:list-item>
          <text:p text:style-name="P22">Tailwind CSS</text:p>
        </text:list-item>
        <text:list-item>
          <text:p text:style-name="P23">Python (beginner)</text:p>
        </text:list-item>
        <text:list-item>
          <text:p text:style-name="P24">Git &amp; GitHub</text:p>
        </text:list-item>
        <text:list-item>
          <text:p text:style-name="P25">Debugging &amp; Testing</text:p>
        </text:list-item>
        <text:list-item>
          <text:p text:style-name="P26">REST APIs</text:p>
        </text:list-item>
        <text:list-item>
          <text:p text:style-name="P27">SQL<text:s/></text:p>
        </text:list-item>
      </text:list>
      <text:p text:style-name="P28"/>
      <text:h text:style-name="P29" text:outline-level="3">PROJECTS</text:h>
      <text:p text:style-name="P30"><text:span text:style-name="T31">Debt Management App</text:span><text:span text:style-name="T32"><text:s/>–<text:s/></text:span><text:a xlink:href="https://github.com/Bakari-juma" office:target-frame-name="_top" xlink:show="replace"><text:span text:style-name="T33">GitHub Repo</text:span></text:a></text:p>
      <text:p text:style-name="P34"><text:span text:style-name="T35"><text:s/></text:span><text:span text:style-name="T36">Helps small businesses track customer debts, including contact info, items purchased, and total amounts. Built using React with a user-friendly dashboard and admin features.</text:span></text:p>
      <text:p text:style-name="P37">Stack: HTML | CSS | JavaScript | React<text:s/></text:p>
      <text:p text:style-name="P38"><text:span text:style-name="T39">County permit tracker (cli app)</text:span><text:span text:style-name="T40">–<text:s/></text:span></text:p>
      <text:p text:style-name="P41"><text:s/>A cli app that helps county officials and business owners track their permits and even send them reminders when the permits are due,<text:s/>future<text:s/>plans<text:s/>to turn it to a ussd app for even remote locals<text:s/></text:p>
      <text:p text:style-name="P42">Stack: Python | SQLite | SQL alchemy | alembic</text:p>
      <text:p text:style-name="P43"><text:span text:style-name="T44">Tech &amp; Tunez Blog</text:span><text:span text:style-name="T45"><text:s/>–<text:s/></text:span></text:p>
      <text:p text:style-name="P46"><text:span text:style-name="T47"><text:s/></text:span><text:span text:style-name="T48">A one-page blog combining tech reviews<text:s/></text:span><text:span text:style-name="T49">and<text:s/></text:span><text:span text:style-name="T50">entertainment updates</text:span><text:span text:style-name="T51">. Uses a simple JSON server for backend simulation.</text:span></text:p>
      <text:p text:style-name="P52">Stack: HTML | CSS | JavaScript | JSON</text:p>
      <text:p text:style-name="P53">QR Attendance Scanner<text:s/>-</text:p>
      <text:p text:style-name="P54">Prototype app that scans qr codes and verifies<text:s/>users'<text:s/>physical location before marking attendance aimed at reducing proxy attendance in schools and even work environments</text:p>
      <text:p text:style-name="P55">Stack: HTML | CSS | JavaScript | Geolocation API</text:p>
      <text:p text:style-name="P56"/>
      <text:p text:style-name="P57"/>
      <text:h text:style-name="P58" text:outline-level="3">EXPERIENCE</text:h>
      <text:p text:style-name="P59"/>
      <text:h text:style-name="P60" text:outline-level="3">EDUCATION</text:h>
      <text:p text:style-name="P61"><text:span text:style-name="T62">Taita Taveta University</text:span><text:span text:style-name="T63"><text:s/>– Bachelor of Science in Information Technology</text:span></text:p>
      <text:p text:style-name="P64"><text:span text:style-name="T65"><text:s/></text:span><text:span text:style-name="T66">Graduated:<text:s/></text:span><text:span text:style-name="T67">2023</text:span></text:p>
      <text:p text:style-name="P68"><text:span text:style-name="T69">Moringa School</text:span><text:span text:style-name="T70"><text:s/>– Software Engineering Certificate</text:span></text:p>
      <text:p text:style-name="P71"><text:span text:style-name="T72"><text:s/></text:span><text:span text:style-name="T73">2025 (Expected)</text:span><text:span text:style-name="T74"><text:s/>to graduate in august</text:span></text:p>
      <text:list text:style-name="LFO3" text:continue-numbering="true">
        <text:list-item>
          <text:p text:style-name="P75">Focus on Full Stack Web Development</text:p>
        </text:list-item>
      </text:list>
      <text:p text:style-name="P76">Africa management<text:s/>institute</text:p>
      <text:p text:style-name="P77"><text:s/>Management courses</text:p>
      <text:list text:style-name="LFO2" text:continue-numbering="true">
        <text:list-item>
          <text:p text:style-name="P78">Self-management</text:p>
        </text:list-item>
        <text:list-item>
          <text:p text:style-name="P79">Performance<text:s/>management</text:p>
        </text:list-item>
      </text:list>
      <text:p text:style-name="P80"/>
      <text:h text:style-name="P81" text:outline-level="3">SOFT SKILLS</text:h>
      <text:p text:style-name="P82">Problem<text:s/>solving, Team<text:s/>collaboration</text:p>
      <text:list text:style-name="LFO1" text:continue-numbering="true">
        <text:list-item>
          <text:p text:style-name="P83">Coordinated weekly coding sessions and peer-to-peer learning events.</text:p>
        </text:list-item>
        <text:list-item>
          <text:p text:style-name="P84">Helped other students with debugging and understanding project requirements.</text:p>
        </text:list-item>
      </text:list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maisaq@gmail.com</meta:initial-creator>
    <dc:creator>jumaisaq@gmail.com</dc:creator>
    <meta:creation-date>2025-05-29T08:10:00Z</meta:creation-date>
    <dc:date>2025-05-29T08:10:00Z</dc:date>
    <meta:template xlink:href="Normal.dotm" xlink:type="simple"/>
    <meta:editing-cycles>1</meta:editing-cycles>
    <meta:editing-duration>PT0S</meta:editing-duration>
    <meta:document-statistic meta:page-count="1" meta:paragraph-count="4" meta:word-count="313" meta:character-count="2098" meta:row-count="14" meta:non-whitespace-character-count="1789"/>
  </office:meta>
</office:document-meta>
</file>